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e8d8" officeooo:paragraph-rsid="0001e8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1 of database</text:p>
      <text:p text:style-name="P1"/>
      <text:p text:style-name="P1">// Use DBML to define your database structure</text:p>
      <text:p text:style-name="P1">// Docs: https://dbml.dbdiagram.io/docs</text:p>
      <text:p text:style-name="P1"/>
      <text:p text:style-name="P1">Table customers {</text:p>
      <text:p text:style-name="P1"><text:s text:c="2"/>C_ID integer [primary key]</text:p>
      <text:p text:style-name="P1"><text:s text:c="2"/>first_name varchar</text:p>
      <text:p text:style-name="P1"><text:s text:c="2"/>surname varchar</text:p>
      <text:p text:style-name="P1"><text:s text:c="2"/>email_address varchar</text:p>
      <text:p text:style-name="P1"><text:s text:c="2"/>password varchar</text:p>
      <text:p text:style-name="P1"><text:s text:c="2"/>tel_no integer</text:p>
      <text:p text:style-name="P1"><text:s text:c="2"/>shipping_address varchar</text:p>
      <text:p text:style-name="P1"><text:s text:c="2"/>billing_address varchar</text:p>
      <text:p text:style-name="P1"><text:s text:c="2"/>date_joined datetime</text:p>
      <text:p text:style-name="P1"/>
      <text:p text:style-name="P1">}</text:p>
      <text:p text:style-name="P1"/>
      <text:p text:style-name="P1">Table admin {</text:p>
      <text:p text:style-name="P1"><text:s text:c="2"/>A_ID integer [primary key]</text:p>
      <text:p text:style-name="P1"><text:s text:c="2"/>first_name varchar</text:p>
      <text:p text:style-name="P1"><text:s text:c="2"/>surname varchar</text:p>
      <text:p text:style-name="P1"><text:s text:c="2"/>email_address varchar</text:p>
      <text:p text:style-name="P1"><text:s text:c="2"/>password varchar</text:p>
      <text:p text:style-name="P1"><text:s text:c="2"/>date_joined datetime</text:p>
      <text:p text:style-name="P1">}</text:p>
      <text:p text:style-name="P1"/>
      <text:p text:style-name="P1">Table products {</text:p>
      <text:p text:style-name="P1"><text:s text:c="2"/>P_ID integer [primary key]</text:p>
      <text:p text:style-name="P1"><text:s text:c="2"/>p_name varchar</text:p>
      <text:p text:style-name="P1"><text:s text:c="2"/>description text</text:p>
      <text:p text:style-name="P1"><text:s text:c="2"/>photo image</text:p>
      <text:p text:style-name="P1"><text:s text:c="2"/>sizes list</text:p>
      <text:p text:style-name="P1"><text:s text:c="2"/>price decimal</text:p>
      <text:p text:style-name="P1"><text:s text:c="2"/>overall_stock_status bool [note: 'For product overall rather than individual sizes.']</text:p>
      <text:p text:style-name="P1">}</text:p>
      <text:p text:style-name="P1"/>
      <text:p text:style-name="P1">Table inventory {</text:p>
      <text:p text:style-name="P1"><text:s text:c="2"/>I_ID integer [primary key]</text:p>
      <text:p text:style-name="P1"><text:s text:c="2"/>P_ID integer</text:p>
      <text:p text:style-name="P1"><text:s text:c="2"/>size int</text:p>
      <text:p text:style-name="P1"><text:s text:c="2"/>price decimal</text:p>
      <text:p text:style-name="P1"><text:s text:c="2"/>stock_level integer</text:p>
      <text:p text:style-name="P1"><text:s text:c="2"/>stock_status set</text:p>
      <text:p text:style-name="P1">}</text:p>
      <text:p text:style-name="P1"/>
      <text:p text:style-name="P1">Table orders {</text:p>
      <text:p text:style-name="P1"><text:s text:c="2"/>O_ID integer [primary key]</text:p>
      <text:p text:style-name="P1"><text:s text:c="2"/>C_ID integer</text:p>
      <text:p text:style-name="P1"><text:s text:c="2"/>order_date datetime</text:p>
      <text:p text:style-name="P1"><text:s text:c="2"/>ordered_by int</text:p>
      <text:p text:style-name="P1"><text:s text:c="2"/>shipping_address varchar</text:p>
      <text:p text:style-name="P1"><text:soft-page-break/><text:s text:c="2"/>subtotal decimal</text:p>
      <text:p text:style-name="P1"><text:s text:c="2"/>delivery_charge decimal</text:p>
      <text:p text:style-name="P1"><text:s text:c="2"/>total_payment decimal</text:p>
      <text:p text:style-name="P1"><text:s text:c="2"/>payment_status set</text:p>
      <text:p text:style-name="P1">}</text:p>
      <text:p text:style-name="P1"/>
      <text:p text:style-name="P1">Table ordered_items {</text:p>
      <text:p text:style-name="P1"><text:s text:c="2"/>OI_ID integer [primary key]</text:p>
      <text:p text:style-name="P1"><text:s text:c="2"/>O_ID integer</text:p>
      <text:p text:style-name="P1"><text:s text:c="2"/>I_ID integer</text:p>
      <text:p text:style-name="P1"><text:s text:c="2"/>quantity integer</text:p>
      <text:p text:style-name="P1"/>
      <text:p text:style-name="P1">}</text:p>
      <text:p text:style-name="P1"/>
      <text:p text:style-name="P1">Table shipped {</text:p>
      <text:p text:style-name="P1"><text:s text:c="2"/>S_ID integer [primary key]</text:p>
      <text:p text:style-name="P1"><text:s text:c="2"/>O_ID integer</text:p>
      <text:p text:style-name="P1"><text:s text:c="2"/>shipped_date datetime</text:p>
      <text:p text:style-name="P1"><text:s text:c="2"/>shipped_by integer</text:p>
      <text:p text:style-name="P1"><text:s text:c="2"/>stationery_printed bool</text:p>
      <text:p text:style-name="P1"><text:s text:c="2"/>delivery_status set //set?</text:p>
      <text:p text:style-name="P1">}</text:p>
      <text:p text:style-name="P1"/>
      <text:p text:style-name="P1">Table shipped_items {</text:p>
      <text:p text:style-name="P1"><text:s text:c="2"/>SI_ID integer [primary key]</text:p>
      <text:p text:style-name="P1"><text:s text:c="2"/>S_ID integer</text:p>
      <text:p text:style-name="P1"><text:s text:c="2"/>I_ID integer</text:p>
      <text:p text:style-name="P1"><text:s text:c="2"/>quantity integer</text:p>
      <text:p text:style-name="P1">}</text:p>
      <text:p text:style-name="P1"/>
      <text:p text:style-name="P1">Table incoming_orders { //ordered from supplier</text:p>
      <text:p text:style-name="P1"><text:s text:c="2"/>IN_ID integer [primary key]</text:p>
      <text:p text:style-name="P1"><text:s text:c="2"/>quantity integer</text:p>
      <text:p text:style-name="P1"><text:s text:c="2"/>order_date datetime</text:p>
      <text:p text:style-name="P1"><text:s text:c="2"/>ordered_by int</text:p>
      <text:p text:style-name="P1"><text:s text:c="2"/>expected_arrival date</text:p>
      <text:p text:style-name="P1"><text:s text:c="2"/>status set</text:p>
      <text:p text:style-name="P1"><text:s text:c="2"/>arrival_date date</text:p>
      <text:p text:style-name="P1">}</text:p>
      <text:p text:style-name="P1"/>
      <text:p text:style-name="P1">Table incoming_items {</text:p>
      <text:p text:style-name="P1"><text:s text:c="2"/>INI_ID integer [primary key]</text:p>
      <text:p text:style-name="P1"><text:s text:c="2"/>IN_ID integer</text:p>
      <text:p text:style-name="P1"><text:s text:c="2"/>I_ID integer</text:p>
      <text:p text:style-name="P1"><text:s text:c="2"/>quantity integer</text:p>
      <text:p text:style-name="P1">}</text:p>
      <text:p text:style-name="P1"/>
      <text:p text:style-name="P1">Table returns {</text:p>
      <text:p text:style-name="P1"><text:s text:c="2"/>R_ID int [primary key]</text:p>
      <text:p text:style-name="P1"><text:s text:c="2"/>C_ID int</text:p>
      <text:p text:style-name="P1"><text:s text:c="2"/>O_ID int</text:p>
      <text:p text:style-name="P1"><text:s text:c="2"/>return_list list // list of inventory items</text:p>
      <text:p text:style-name="P1"><text:soft-page-break/><text:s text:c="2"/>return_reason set</text:p>
      <text:p text:style-name="P1"><text:s text:c="2"/>refund_value decimal</text:p>
      <text:p text:style-name="P1"><text:s text:c="2"/>date_started datetime</text:p>
      <text:p text:style-name="P1"><text:s text:c="2"/>receipt_deadline date</text:p>
      <text:p text:style-name="P1"><text:s text:c="2"/>receipt_status bool [note: 'whether product was received in warehouse']</text:p>
      <text:p text:style-name="P1"><text:s text:c="2"/>receipt_date datetime</text:p>
      <text:p text:style-name="P1"><text:s text:c="2"/>receipt_admin integer</text:p>
      <text:p text:style-name="P1"><text:s text:c="2"/>refund_status bool</text:p>
      <text:p text:style-name="P1"><text:s text:c="2"/>refund_date datetime </text:p>
      <text:p text:style-name="P1"><text:s text:c="2"/>refund_admin integer</text:p>
      <text:p text:style-name="P1"/>
      <text:p text:style-name="P1">}</text:p>
      <text:p text:style-name="P1"/>
      <text:p text:style-name="P1">Table site_reviews {</text:p>
      <text:p text:style-name="P1"><text:s text:c="2"/>SR_ID int [primary key]</text:p>
      <text:p text:style-name="P1"><text:s text:c="2"/>C_ID int</text:p>
      <text:p text:style-name="P1"><text:s text:c="2"/>review_body text</text:p>
      <text:p text:style-name="P1"><text:s text:c="2"/>review_date date</text:p>
      <text:p text:style-name="P1">}</text:p>
      <text:p text:style-name="P1"/>
      <text:p text:style-name="P1">Table product_reviews {</text:p>
      <text:p text:style-name="P1"><text:s text:c="2"/>PR_ID int [primary key]</text:p>
      <text:p text:style-name="P1"><text:s text:c="2"/>C_ID int</text:p>
      <text:p text:style-name="P1"><text:s text:c="2"/>title varchar //optional</text:p>
      <text:p text:style-name="P1"><text:s text:c="2"/>review_body text</text:p>
      <text:p text:style-name="P1"><text:s text:c="2"/>rating set</text:p>
      <text:p text:style-name="P1"><text:s text:c="2"/>review_date date</text:p>
      <text:p text:style-name="P1">}</text:p>
      <text:p text:style-name="P1"/>
      <text:p text:style-name="P1"/>
      <text:p text:style-name="P1">Ref: orders.C_ID &gt; customers.C_ID</text:p>
      <text:p text:style-name="P1">Ref: site_reviews.C_ID &gt; customers.C_ID</text:p>
      <text:p text:style-name="P1">Ref: product_reviews.C_ID &gt; customers.C_ID</text:p>
      <text:p text:style-name="P1">Ref: returns.C_ID &gt; customers.C_ID</text:p>
      <text:p text:style-name="P1">Ref: returns.return_list &lt;&gt; inventory.I_ID</text:p>
      <text:p text:style-name="P1">Ref: inventory.P_ID &gt; products.P_ID</text:p>
      <text:p text:style-name="P1">Ref: shipped.O_ID - orders.O_ID </text:p>
      <text:p text:style-name="P1">Ref: shipped.shipped_by &gt; admin.A_ID</text:p>
      <text:p text:style-name="P1">Ref: returns.receipt_admin &gt; admin.A_ID</text:p>
      <text:p text:style-name="P1">Ref: returns.refund_admin &gt; admin.A_ID</text:p>
      <text:p text:style-name="P1">Ref: returns.O_ID &gt; orders.O_ID</text:p>
      <text:p text:style-name="P1">Ref: incoming_orders.ordered_by &gt; admin.A_ID</text:p>
      <text:p text:style-name="P1">Ref: shipped_items.S_ID &gt; shipped.S_ID</text:p>
      <text:p text:style-name="P1">Ref: shipped_items.I_ID - inventory.I_ID</text:p>
      <text:p text:style-name="P1">Ref: incoming_items.I_ID &gt; inventory.I_ID</text:p>
      <text:p text:style-name="P1">Ref: incoming_items.IN_ID &gt; incoming_orders.IN_ID</text:p>
      <text:p text:style-name="P1">Ref: ordered_items.O_ID &gt; orders.O_ID</text:p>
      <text:p text:style-name="P1">Ref: ordered_items.I_ID &gt; inventory.I_ID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1T03:12:27.322000000</meta:creation-date>
    <dc:date>2025-02-11T03:13:54.144000000</dc:date>
    <meta:editing-duration>PT1M26S</meta:editing-duration>
    <meta:editing-cycles>1</meta:editing-cycles>
    <meta:generator>LibreOffice/24.8.4.2$Windows_X86_64 LibreOffice_project/bb3cfa12c7b1bf994ecc5649a80400d06cd71002</meta:generator>
    <meta:document-statistic meta:table-count="0" meta:image-count="0" meta:object-count="0" meta:page-count="3" meta:paragraph-count="133" meta:word-count="361" meta:character-count="2914" meta:non-whitespace-character-count="2512"/>
  </office:meta>
</office:document-meta>
</file>